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  <style:text-properties officeooo:paragraph-rsid="000fab0f"/>
    </style:style>
    <style:style style:name="T1" style:family="text">
      <style:text-properties officeooo:rsid="000fab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&lt;stdio.h&gt;</text:p>
      <text:p text:style-name="P1">int main()</text:p>
      <text:p text:style-name="P1">{</text:p>
      <text:p text:style-name="P1">// Variable declaration</text:p>
      <text:p text:style-name="P1">int a, b, sum;</text:p>
      <text:p text:style-name="P1">// Take two numbers as input from the user</text:p>
      <text:p text:style-name="P1">scanf("%d %d", &amp;a, &amp;b);</text:p>
      <text:p text:style-name="P1">// Add the numbers and assign the value to some variable so that the </text:p>
      <text:p text:style-name="P1">// calculated value can be used else where</text:p>
      <text:p text:style-name="P1">sum = a + b;</text:p>
      <text:p text:style-name="P1">// Use the calculated value</text:p>
      <text:p text:style-name="P1">printf("%d\n", sum);</text:p>
      <text:p text:style-name="P1">return 0;</text:p>
      <text:p text:style-name="P1">// End of program</text:p>
      <text:p text:style-name="P1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14:24:22.725051355</meta:creation-date>
    <dc:date>2018-05-08T14:27:15.604922459</dc:date>
    <meta:editing-duration>P0D</meta:editing-duration>
    <meta:editing-cycles>1</meta:editing-cycles>
    <meta:document-statistic meta:table-count="0" meta:image-count="0" meta:object-count="0" meta:page-count="1" meta:paragraph-count="15" meta:word-count="65" meta:character-count="327" meta:non-whitespace-character-count="276"/>
    <meta:generator>LibreOffice/4.2.8.2$Linux_x86 LibreOffice_project/420m0$Build-2</meta:generator>
  </office:meta>
</office:document-meta>
</file>